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DbPersistenceManager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DbPersistenceManager.getDri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DbPersistenceManager.set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DbPersistenceManager.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DbPersistenceManager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DbPersistenceManager.setUser( String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DbPersistenceManager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DbPersistenceManager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DbPersistenceManager.setDriver( String dri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